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text form:name="nom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_name" form:control-implementation="ooo:com.sun.star.form.component.FixedText" xml:id="control2" form:id="control2" form:label="Votre nom" form:for="control1"/>
          <form:checkbox form:name="content" form:control-implementation="ooo:com.sun.star.form.component.CheckBox" xml:id="control3" form:id="control3" form:label="Je déclare être conten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2" svg:width="8.102cm" svg:height="0.911cm" svg:x="3.66cm" svg:y="0.388cm" draw:control="control1"/><draw:control text:anchor-type="paragraph" draw:z-index="1" draw:style-name="gr2" draw:text-style-name="P2" svg:width="3.155cm" svg:height="0.802cm" svg:x="0.399cm" svg:y="0.497cm" draw:control="control2"/><draw:control text:anchor-type="paragraph" draw:z-index="2" draw:style-name="gr2" draw:text-style-name="P2" svg:width="9.065cm" svg:height="1.74cm" svg:x="0.344cm" svg:y="2.983cm" draw:control="control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3:11:11.387231575</meta:creation-date>
    <dc:date>2015-09-07T13:39:03.496490618</dc:date>
    <meta:editing-duration>PT12M4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0.1.2.0$Linux_X86_64 LibreOffice_project/00m0$Build-2</meta:generator>
  </office:meta>
</office:document-meta>
</file>